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60335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60335"/>
    </style:style>
    <style:style style:name="T1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2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4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نُوحٖ]</text:h>
      <text:p text:style-name="P2" loext:marker-style-name="T1"><text:span text:style-name="T2">بِسْمِ </text:span><text:span text:style-name="T3">۱</text:span><text:span text:style-name="T2">للَّهِ </text:span><text:span text:style-name="T3">۱</text:span><text:span text:style-name="T2">لرَّحْمَـٰنِ </text:span><text:span text:style-name="T3">۱</text:span><text:span text:style-name="T2">لرَّحِيمِ</text:span><text:bookmark-start text:name="__DdeLink__5157_2070482055"/><text:span text:style-name="T2"> </text:span><text:span text:style-name="T1">إِنَّآ أَرْسَلْنَا نُوحاٗ اِلَيٰ قَوْمِهِ“ أَنَ اَنذِرْ قَوْمَــكَ مِــن قَبْلِ أَنْ يَّاتِيَهُمْ عَذَاب٘ اَلِيمٌؐ </text:span><text:span text:style-name="T2">(1)</text:span><text:span text:style-name="T1"> قَالَ يَـٰقَوْمِ إِنِّى لَكُمْ نَذِيرٌ مُّبِين٘ </text:span><text:span text:style-name="T2">(2)</text:span><text:span text:style-name="T1"> اَنُ </text:span><text:span text:style-name="T4">۶</text:span><text:span text:style-name="T1">عْبُدُواْ </text:span><text:span text:style-name="T4">۴</text:span><text:span text:style-name="T1">للَّهَ وَاتَّقُوهُ وَأَطِيعُونِ </text:span><text:span text:style-name="T2">(3)</text:span><text:span text:style-name="T1"> يَغْفِرْ لَكُم مِّــن ذُنُوبِكُمْ وَيُوَ۬خِّرْكُمُ; إِلَيٰٓ أَجَــلٍ مُّسَمّيٗؐ اِنَّ أَجَــلَ </text:span><text:span text:style-name="T4">۰</text:span><text:span text:style-name="T1">للَّهِ إِذَا جَآءَ لاَ يُوَ۬خَّرُ لَوْ كُنتُمْ تَعْلَمُونَؐ </text:span><text:span text:style-name="T2">(4)</text:span><text:span text:style-name="T1"> قَالَ رَبِّ إِنِّى دَعَوْتُ قَوْمِى لَيْلًا وَنَهَاراً </text:span><text:span text:style-name="T2">(5)</text:span><text:span text:style-name="T1"> فَلَمْ يَزۣدْهُمْ دُعَآءِيَ إِلاَّ فِرَاراًؐ </text:span><text:span text:style-name="T2">(6)</text:span><text:span text:style-name="T1"> وَإِنِّى كُلَّمَا دَعَوْتُهُمْ لِتَغْفِرَ لَهُمْ جَعَلُوٓاْ أَصَـٰبِعَهُمْ فِىٓ ءَاذَانِهِمْ وَاسْتَغْشَوْاْ ثِيَابَهُمْ وَأَصَرُّواْ وَاسْتَكْبَرُواْ èسْتِكْبَاراًؐ </text:span><text:span text:style-name="T2">(7)</text:span><text:span text:style-name="T1"> ثُمَّ إِنِّى دَعَوْتُهُمْ جِهَاراًؐ </text:span><text:span text:style-name="T2">(8)</text:span><text:span text:style-name="T1"> ثُمَّ إِنِّــيَ أَعْلَنتُ لَهُمْ وَأَسْرَرْتُ لَهُمُ; إِسْرَاراً </text:span><text:span text:style-name="T2">(9)</text:span><text:span text:style-name="T1"> فَقُلْتُ èسْتَغْفِرُواْ رَبَّكُمُ; إِنَّهُ„ كَانَ غَفَّاراً </text:span><text:span text:style-name="T2">(10)</text:span><text:span text:style-name="T1"> يُرْسِـلِ </text:span><text:span text:style-name="T4">۱</text:span><text:span text:style-name="T1">لسَّمَآءَ عَلَيْكُم مِّدْرَاراً </text:span><text:span text:style-name="T2">(11)</text:span><text:span text:style-name="T1"> وَيُمْدِدْكُم بِأَمْوَ؛لٍ وَبَنِينَ وَيَجْعَــل لَّكُمْ جَنَّـٰتٍ وَيَجْعَــل لَّكُمُ; أَنْهَـٰراًؐ </text:span><text:span text:style-name="T2">(12)</text:span><text:span text:style-name="T1"> مَّا لَكُمْ لاَ تَرْجُونَ لِلهِ وَقَاراً </text:span><text:span text:style-name="T2">(13)</text:span><text:span text:style-name="T1"> وَقَدْ خَلَقَكُمُ; أَطْوَاراٗؐ </text:span><text:span text:style-name="T2">(14)</text:span><text:span text:style-name="T1"> ® اَلَمْ تَرَوْاْ كَيْفَ خَلَــقَ </text:span><text:span text:style-name="T4">۰</text:span><text:span text:style-name="T1">للَّهُ سَبْعَ سَمَـٰوَ؛تٍ طِبَاقاً </text:span><text:span text:style-name="T2">(15)</text:span><text:span text:style-name="T1"> وَجَعَــلَ </text:span><text:span text:style-name="T4">۰</text:span><text:span text:style-name="T1">لْقَمَرَ فِيهِنَّ نُوراً وَجَعَــلَ </text:span><text:span text:style-name="T4">۰</text:span><text:span text:style-name="T1">لشَّمْسَ سِرَاجاًؐ </text:span><text:span text:style-name="T2">(16)</text:span><text:span text:style-name="T1"> وَاللَّهُ أَنۢبَتَكُم مِّــنَ </text:span><text:span text:style-name="T4">۰</text:span><text:span text:style-name="T1">لاَرْضِ نَبَاتاً </text:span><text:span text:style-name="T2">(17)</text:span><text:span text:style-name="T1"> ثُمَّ يُعِيدُكُمْ فِيهَا وَيُخْرۣجُكُمُ; إِخْرَاجاًؐ </text:span><text:span text:style-name="T2">(18)</text:span><text:span text:style-name="T1"> وَاللَّهُ جَعَلَ لَكُمُ </text:span><text:span text:style-name="T4">۴</text:span><text:span text:style-name="T1">لاَرْضَ بِسَاطاً </text:span><text:span text:style-name="T2">(19)</text:span><text:span text:style-name="T1"> لِّتَسْلُكُواْ مِنْهَا سُبُلًا فِجَاجاًؐ </text:span><text:span text:style-name="T2">(20)</text:span><text:span text:style-name="T1"> قَالَ نُوحٌ رَّبِّ إِنَّهُمْ عَصَوْنِى وَاتَّبَعُواْ مَــن لَّمْ يَزۣدْهُ مَالُهُ„ وَوَلَدُهُ; إِلاَّ خَسَاراً </text:span><text:span text:style-name="T2">(21)</text:span><text:span text:style-name="T1"> وَمَكَرُواْ مَكْراً كُبَّاراًؐ </text:span><text:span text:style-name="T2">(22)</text:span><text:span text:style-name="T1"> وَقَالُواْ لاَ تَذَرُنَّ ءَالِهَتَكُمْ وَلاَ تَذَرُنَّ وُدّاً وَلاَ سُوَاعاً </text:span><text:span text:style-name="T2">(23)</text:span><text:span text:style-name="T1"> وَلاَ يَغُوثَ وَيَعُوقَ وَنَسْراًؐ </text:span><text:span text:style-name="T2">(24)</text:span><text:span text:style-name="T1"> </text:span><text:soft-page-break/><text:span text:style-name="T1">وَقَدَ اَضَلُّواْ كَثِيراًؐ وَلاَ تَزۣدِ </text:span><text:span text:style-name="T4">۱</text:span><text:span text:style-name="T1">لظَّـٰلِمِينَ إِلاَّ ضَچَلًؐا </text:span><text:span text:style-name="T2">(25)</text:span><text:span text:style-name="T1"> مِّمَّا خَطِيٓــَٔــٰتِهِمُ; ٱُغْرۣقُواْ فَٱُدْخِلُواْ نَاراً </text:span><text:span text:style-name="T2">(26)</text:span><text:span text:style-name="T1"> فَلَمْ يَجِدُواْ لَهُم مِّن دُونِ </text:span><text:span text:style-name="T4">۱</text:span><text:span text:style-name="T1">للَّهِ أَنصَاراًؐ </text:span><text:span text:style-name="T2">(27)</text:span><text:span text:style-name="T1"> وَقَالَ نُوحٌ رَّبِّ لاَ تَذَرْ عَلَــي </text:span><text:span text:style-name="T4">۰</text:span><text:span text:style-name="T1">لاَرْضِ مِنَ </text:span><text:span text:style-name="T4">۰</text:span><text:span text:style-name="T1">لْكۭـٰفِـرۣيــنَ دَيَّاراٗؐ </text:span><text:span text:style-name="T2">(28)</text:span><text:span text:style-name="T1"> اِنَّكَ إِن تَذَرْهُمْ يُضِلُّواْ عِبَادَكَ وَلاَ يَلِدُوٓاْ إِلاَّ فَاجِراً كَفَّاراًؐ </text:span><text:span text:style-name="T2">(29)</text:span><text:span text:style-name="T1"> رَّبِّ 'غْفِرْ لِى وَلِوَ؛لِدَيَّ وَلِمَــن دَخَلَ بَيْتِى مُومِناً وَلِلْمُومِنِينَ وَالْمُومِنَـٰتِؐ وَلاَ تَزۣدِ </text:span><text:span text:style-name="T4">۱</text:span><text:span text:style-name="T1">لظَّـٰلِمِينَ إِلاَّ تَبَاراً </text:span><text:span text:style-name="T2">(30)</text:span><text:span text:style-name="T1"> </text:span><text:bookmark-end text:name="__DdeLink__5157_207048205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27:25.140142001</meta:creation-date>
    <dc:date>2025-03-06T08:09:15.649142290</dc:date>
    <meta:editing-duration>PT1M47S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2" meta:paragraph-count="2" meta:word-count="263" meta:character-count="1416" meta:non-whitespace-character-count="1154"/>
  </office:meta>
</office:document-meta>
</file>